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ercise 4-1----</text:p>
      <text:p text:style-name="P2">Objective: <text:s/>Find the keys</text:p>
      <text:p text:style-name="P2"/>
      <text:p text:style-name="P2">Prereqs: </text:p>
      <text:p text:style-name="P2">argparse</text:p>
      <text:p text:style-name="P2">opening files, with</text:p>
      <text:p text:style-name="P2">string operations</text:p>
      <text:p text:style-name="P2">base64</text:p>
      <text:p text:style-name="P2">pycrypto</text:p>
      <text:p text:style-name="P2">hashlib</text:p>
      <text:p text:style-name="P2"/>
      <text:p text:style-name="P2"/>
      <text:p text:style-name="P2"/>
      <text:p text:style-name="P2">Narrative:</text:p>
      <text:p text:style-name="P2"><text:tab/>Confidentiality, authenticity, integrity, and non-repudiation are the basic building blocks of secure communications. <text:s/>In order to achieve these, <text:s/>it’s necessary to understand the principles of hashing and encryption. <text:s/>As such, we will explore how to work within Python, utilizing a number of packages, to both encrypt and decrypt messages.</text:p>
      <text:p text:style-name="P2"/>
      <text:p text:style-name="P2"><text:tab/>One of the earliest methods of encryption is the substitution cipher. <text:s/>A popular form of the substitution cipher known as ROT-13 became wide spread on the Internet, through use in online forums as a method of hiding puzzle solutions and offensive material. <text:s/>ROT-13 is a form of a caesar cipher in which the cleartext characters are shifted by 13 to create the desired ciphertext. <text:s/>Because the text is shifted by 13 characters, decryption of a ROT-13 ciphertext can be achieved by running the encrypted text back through the algorithm. <text:s/>Example code for a Python implementation of ROT-13 can be found in ex4_1_sample.py.</text:p>
      <text:p text:style-name="P2"/>
      <text:p text:style-name="P2"><text:tab/>Of course, ROT-13 is just one type of substitution cipher available. <text:s/>Simple substitution ciphers come in many varieties including the Atbash, Affine, Beaufort, Caesar, and Homophonic ciphers. <text:s/>However, the unfortunate drawback of all of these ciphers, is that with today's computing power, almost all of them are trivial to brute force.</text:p>
      <text:p text:style-name="P2"><text:tab/></text:p>
      <text:p text:style-name="P2"><text:soft-page-break/><text:tab/>To combat brute forcing of traffic, it is important to consider proper use of modern (compared to a Caesar cipher for instance) ciphers such as 3DES, RC4-6, and AES. <text:s/>A solid understanding of these symmetric algorithms is essential for building network capable programs that can send data safely across the Internet.</text:p>
      <text:p text:style-name="P2"><text:tab/></text:p>
      <text:p text:style-name="P2">References:</text:p>
      <text:p text:style-name="P2"/>
      <text:p text:style-name="P1"><text:span text:style-name="T1">Crypto. (n.d.). Retrieved August 29, 2016, from </text:span><text:a xlink:type="simple" xlink:href="http://practicalcryptography.com/ciphers/" text:style-name="Internet_20_link" text:visited-style-name="Visited_20_Internet_20_Link"><text:span text:style-name="T2">http://practicalcryptography.com/ciphers/</text:span></text:a></text:p>
      <text:p text:style-name="P2"/>
      <text:p text:style-name="P2">Challenge:</text:p>
      <text:p text:style-name="P2"><text:tab/>Decrypt the given data file to find the keys hidden withi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8:31:25.356202134</dc:date>
    <meta:editing-duration>PT21S</meta:editing-duration>
    <meta:editing-cycles>1</meta:editing-cycles>
    <meta:generator>LibreOffice/5.1.6.1.0$Linux_X86_64 LibreOffice_project/10$Build-1</meta:generator>
    <meta:document-statistic meta:table-count="0" meta:image-count="0" meta:object-count="0" meta:page-count="2" meta:paragraph-count="20" meta:word-count="292" meta:character-count="1917" meta:non-whitespace-character-count="1625"/>
  </office:meta>
</office:document-meta>
</file>